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style:style style:name="P1" style:parent-style-name="Normale" style:master-page-name="MP0" style:family="paragraph">
      <style:paragraph-properties fo:break-before="page"/>
      <style:text-properties fo:font-weight="bold" style:font-weight-asian="bold" style:font-weight-complex="bold"/>
    </style:style>
    <style:style style:name="T2" style:parent-style-name="Car.predefinitoparagrafo" style:family="text">
      <style:text-properties fo:background-color="#FFFF00"/>
    </style:style>
    <style:style style:name="T3" style:parent-style-name="Car.predefinitoparagrafo" style:family="text">
      <style:text-properties fo:font-weight="bold" style:font-weight-asian="bold" style:font-weight-complex="bold" fo:background-color="#FFFF00"/>
    </style:style>
    <style:style style:name="T4" style:parent-style-name="Car.predefinitoparagrafo" style:family="text">
      <style:text-properties fo:font-weight="bold" style:font-weight-asian="bold" style:font-weight-complex="bold"/>
    </style:style>
    <style:style style:name="T5" style:parent-style-name="Car.predefinitoparagrafo" style:family="text">
      <style:text-properties fo:font-weight="bold" style:font-weight-asian="bold" style:font-weight-complex="bold" fo:background-color="#FFFF00"/>
    </style:style>
    <style:style style:name="T6" style:parent-style-name="Car.predefinitoparagrafo" style:family="text">
      <style:text-properties fo:font-weight="bold" style:font-weight-asian="bold" style:font-weight-complex="bold"/>
    </style:style>
    <style:style style:name="T7" style:parent-style-name="Car.predefinitoparagrafo" style:family="text">
      <style:text-properties fo:font-weight="bold" style:font-weight-asian="bold" style:font-weight-complex="bold" fo:background-color="#FFFF00"/>
    </style:style>
    <style:style style:name="T8" style:parent-style-name="Car.predefinitoparagrafo" style:family="text">
      <style:text-properties fo:background-color="#FFFF00"/>
    </style:style>
    <style:style style:name="T9" style:parent-style-name="Car.predefinitoparagrafo" style:family="text">
      <style:text-properties fo:background-color="#FFFF00"/>
    </style:style>
    <style:style style:name="T10" style:parent-style-name="Car.predefinitoparagrafo" style:family="text">
      <style:text-properties fo:font-weight="bold" style:font-weight-asian="bold" style:font-weight-complex="bold" fo:background-color="#FFFF00"/>
    </style:style>
    <style:style style:name="T11" style:parent-style-name="Car.predefinitoparagrafo" style:family="text">
      <style:text-properties fo:font-weight="bold" style:font-weight-asian="bold" style:font-weight-complex="bold"/>
    </style:style>
    <style:style style:name="T12" style:parent-style-name="Car.predefinitoparagrafo" style:family="text">
      <style:text-properties fo:font-weight="bold" style:font-weight-asian="bold" style:font-weight-complex="bold" fo:background-color="#FFFF00"/>
    </style:style>
    <style:style style:name="T13" style:parent-style-name="Car.predefinitoparagrafo" style:family="text">
      <style:text-properties fo:font-weight="bold" style:font-weight-asian="bold" style:font-weight-complex="bold"/>
    </style:style>
    <style:style style:name="T14" style:parent-style-name="Car.predefinitoparagrafo" style:family="text">
      <style:text-properties fo:font-weight="bold" style:font-weight-asian="bold" style:font-weight-complex="bold"/>
    </style:style>
    <style:style style:name="T15" style:parent-style-name="Car.predefinitoparagrafo" style:family="text">
      <style:text-properties fo:font-weight="bold" style:font-weight-asian="bold" style:font-weight-complex="bold" fo:background-color="#FFFF00"/>
    </style:style>
    <style:style style:name="T16" style:parent-style-name="Car.predefinitoparagrafo" style:family="text">
      <style:text-properties fo:font-weight="bold" style:font-weight-asian="bold" style:font-weight-complex="bold"/>
    </style:style>
    <style:style style:name="P17" style:parent-style-name="Normale" style:family="paragraph">
      <style:text-properties fo:font-weight="bold" style:font-weight-asian="bold" style:font-weight-complex="bold"/>
    </style:style>
    <style:style style:name="T18" style:parent-style-name="Car.predefinitoparagrafo" style:family="text">
      <style:text-properties fo:font-weight="bold" style:font-weight-asian="bold" style:font-weight-complex="bold" fo:background-color="#FFFF00"/>
    </style:style>
    <style:style style:name="T19" style:parent-style-name="Car.predefinitoparagrafo" style:family="text">
      <style:text-properties fo:font-weight="bold" style:font-weight-asian="bold" style:font-weight-complex="bold" fo:background-color="#FFFF00"/>
    </style:style>
    <style:style style:name="P20" style:parent-style-name="Normale" style:family="paragraph">
      <style:text-properties fo:font-weight="bold" style:font-weight-asian="bold" style:font-weight-complex="bold"/>
    </style:style>
    <style:style style:name="P21" style:parent-style-name="Normale" style:family="paragraph">
      <style:text-properties fo:font-weight="bold" style:font-weight-asian="bold" style:font-weight-complex="bold"/>
    </style:style>
    <style:style style:name="P22" style:parent-style-name="Normale" style:family="paragraph">
      <style:text-properties fo:font-weight="bold" style:font-weight-asian="bold" style:font-weight-complex="bold"/>
    </style:style>
    <style:style style:name="T23" style:parent-style-name="Car.predefinitoparagrafo" style:family="text">
      <style:text-properties fo:font-weight="bold" style:font-weight-asian="bold" style:font-weight-complex="bold"/>
    </style:style>
    <style:style style:name="T24" style:parent-style-name="Car.predefinitoparagrafo" style:family="text">
      <style:text-properties fo:font-weight="bold" style:font-weight-asian="bold" style:font-weight-complex="bold"/>
    </style:style>
    <style:style style:name="T25" style:parent-style-name="Car.predefinitoparagrafo" style:family="text">
      <style:text-properties fo:font-weight="bold" style:font-weight-asian="bold" style:font-weight-complex="bold" fo:background-color="#FFFF00"/>
    </style:style>
    <style:style style:name="P26" style:parent-style-name="Normale" style:family="paragraph">
      <style:text-properties fo:font-weight="bold" style:font-weight-asian="bold" style:font-weight-complex="bold"/>
    </style:style>
    <style:style style:name="P27" style:parent-style-name="Normale" style:family="paragraph">
      <style:text-properties fo:font-weight="bold" style:font-weight-asian="bold" style:font-weight-complex="bold"/>
    </style:style>
    <style:style style:name="P28" style:parent-style-name="Normale" style:family="paragraph">
      <style:text-properties fo:font-weight="bold" style:font-weight-asian="bold" style:font-weight-complex="bold"/>
    </style:style>
    <style:style style:name="P29" style:parent-style-name="Normale" style:family="paragraph">
      <style:text-properties fo:font-weight="bold" style:font-weight-asian="bold" style:font-weight-complex="bold"/>
    </style:style>
    <style:style style:name="P30" style:parent-style-name="Normale" style:family="paragraph">
      <style:text-properties fo:font-weight="bold" style:font-weight-asian="bold" style:font-weight-complex="bold"/>
    </style:style>
  </office:automatic-styles>
  <office:body>
    <office:text text:use-soft-page-breaks="true">
      <text:p text:style-name="P1">Modellazione risorsa archivistica</text:p>
      <text:p text:style-name="Normale">Arrangement è quello che corrisponde a sorting criterion.<text:line-break/>Creator è il soggetto produttore, Holder il soggetto conservatore.<text:line-break/>Topic è il tematismo.</text:p>
      <text:p text:style-name="Normale">Modalità di acquisizione: come si è ottenuto un determinato ruolo nei confronti di una risorsa archivistica. Hasacquisitiontype è di arco, se ha nel range thing, possiamo riusarla per qualsiasi cosa ci serva.</text:p>
      <text:p text:style-name="Normale">hasAcquisitionMode, lo aggiungiamo nel dominio delle risorse archivistiche, che finisce in hasacquisitionType di arco.<text:line-break/>Attaccato alla risorsa archivistica abbiamo asidentifier di core, si possono gestire gli identificatori della risorsa archivistica.<text:s/></text:p>
      <text:p text:style-name="Normale">Sostanzialmente in base alla mappatura dei fogli excell si stanno modellando le etità mancanti.</text:p>
      <text:p text:style-name="Normale">Point of interest può essere un luogo fisico, ma anche delle cose, quindi le risorse archivistiche potrebbero essere dei point of interest.</text:p>
      <text:p text:style-name="Normale">Designation In time, è la denominazione nel tempo, come si è modificata.<text:line-break/>Per segnalare quella corrente, si può mettere un booleano che stabilisce che è quella corrente.</text:p>
      <text:p text:style-name="Normale">Problema del tempo, attualmente stiamo utilizzando diverse ontologie per gestirlo, bisogna controllare che tutte abbiano gli stessi criteri, <text:s/>le stesse caratteristiche, altrimenti bisogna estendere il tempo a livello nazionale e utilizzarlo nella nostra ontologia.</text:p>
      <text:p text:style-name="Normale">Per quanto riguarda la descrizione fisica il pattern dovrebbe essere presente in arco.</text:p>
      <text:p text:style-name="Normale">Nella pagina di mapping complArch abbiamo sia la consistenza che la collocazione, l’archivialResource, per consistenza intendiamo i metri lineari, di quanti faldoni e buste è composto.<text:line-break/>La classe Extent, archivialResource ha un extent, ha una consistenza, quella consistenza da cosa è caratterizzata?<text:line-break/>Mettiamo la consistenza in metri lineari nella proprietà cercando di far capire che è la grandezza totale del complesso archivistico,lo facciamo aggiungendo total davanti abbiamo totalExtentInLinearMeters.</text:p>
      <text:p text:style-name="Normale"><text:span text:style-name="T2">Da chiedere<text:s/></text:span><text:span text:style-name="T3">consistenza totale in complesso archivistico cos’è.</text:span><text:span text:style-name="T4"><text:s/></text:span></text:p>
      <text:p text:style-name="Normale">Extend rappresenta la consistenza</text:p>
      <text:p text:style-name="Normale">Core:hasType, tipo della consistenza.<text:line-break/>Quantity connesso a extend intendiamo la quantità della consistenza.<text:line-break/>core:description<text:line-break/>core: note<text:line-break/>Per i campi descrizione e nota.<text:line-break/>Non è stata inserita la consistenza totale perché ricavabile dalla proprietà attraverso una query sparkle.</text:p>
      <text:p text:style-name="Normale"><text:span text:style-name="T5">CHIEDERE LA PARTE DELLA COLLOCAZIONE FISICA DEL COMPLESSO ARCHIVISTICO, DA CHIARIRE LINK A ENTITA’ COLLOCAZIONE.</text:span></text:p>
      <text:p text:style-name="Normale">Connessione all produttore.<text:line-break/><text:line-break/><text:span text:style-name="T6">Contenuto e struttura</text:span></text:p>
      <text:soft-page-break/>
      <text:p text:style-name="Normale">Per ambiti e contenuto si può utilizzre core:description<text:line-break/>L’ontologia degli archivi adesso ha historicalInformation.</text:p>
      <text:p text:style-name="Normale"><text:span text:style-name="T7">Chiedere conferma di “scarto procedura, tempi e criteri”<text:s/></text:span><text:span text:style-name="T8">che non ci siano effettivamente i dati.</text:span><text:line-break/>E’ troppo strutturato come campo, andrebbe diviso.</text:p>
      <text:p text:style-name="Normale"><text:span text:style-name="T9">Chiedere cos’è in contenuto e strutture la voce “</text:span><text:span text:style-name="T10">incrementi previsti.</text:span><text:span text:style-name="T11">”</text:span></text:p>
      <text:p text:style-name="Normale"><text:span text:style-name="T12">Vedere procedura e scarto se c’è in dati xml.</text:span></text:p>
      <text:p text:style-name="Normale"><text:span text:style-name="T13">Altre informazioni<text:s/></text:span>lo<text:span text:style-name="T14"><text:s/></text:span>intendiamo come una nota su archivial Resource.<text:s/></text:p>
      <text:p text:style-name="Normale"><text:span text:style-name="T15">VERIFICARE CHE MODALITA’ DI ACQUISIZIONE DEL COMPLESSO ARCHIVISTICO SIA LA STESSA CHE INTENDIAMO NELLA CLASSE INVOLVMENT, <text:s/>BISOGNEREBBE SCRIVERE LA STESSA COSA ?</text:span></text:p>
      <text:p text:style-name="Normale"><text:span text:style-name="T16">IPOTESI:<text:s/></text:span>L’altra è nell’involvement invece questa nel complesso archivistico ed è una descrizione testuale.</text:p>
      <text:p text:style-name="Normale">Con il versamento il complesso passa da un produttore a un conservatore.</text:p>
      <text:p text:style-name="P17">NUMERAZIONE<text:s/></text:p>
      <text:p text:style-name="Normale">Tipo di numerazione potrebbe essere un vaocabolario controllato di arrangement, ma il problema potrebbe essere che estremi della numerazione e tipologia del materiale sono uniti.</text:p>
      <text:p text:style-name="Normale">L’idea è di fare un’altra classe che collega arrangement con il tipo di numerazione utilizzato nell’arrangement, codifica di ordinamento. NumberingType sarà la proprietà prescelta, popolata di tre individui: roman numeral, roman number, alphabetical</text:p>
      <text:p text:style-name="Normale"/>
      <text:p text:style-name="Normale"><text:span text:style-name="T18">CHIEDERE TIPO DI NUMERAZIONE NUMBERING TYPE PER SAPERE SE TORNA CHE ALPHABETICAL SIA NEL TIPO DI NUMERAZIONE</text:span></text:p>
      <text:p text:style-name="Normale">L’uri di arrengement forse deve includere il numberingtype, ma non la risorsa archivistica, per riusare quell’insieme di arrengement per tante risorse archivistiche, ma in questo modo arrangement sta diventando una situazione invece che un concetto.<text:line-break/></text:p>
      <text:p text:style-name="Normale">L’arrangement funge da collettore, tra il criterio di ordinamento e il numberingType, perché il criterio di ordinamento ha senso insieme alla numerazione.<text:line-break/>La cosa forse migliore però invece di fare la reificazione sarebbe fare un URI che presenta sia il numbering type che il criterion.</text:p>
      <text:p text:style-name="Normale"><text:span text:style-name="T19">ESTREMI <text:s/>DELLA NUMERAZIONE E TIPOLOGIA DEL MATERIALE, CHIEDERE COME GESTIRE CON ESATTEZZA QUESTI CAMPI CHE SONO UNITI</text:span></text:p>
      <text:p text:style-name="Normale">Capire se tipo di numerazione estremi della numerazione e tipologia del materiale sono collegati tra di loro in quanto ripetibili in blocco.</text:p>
      <text:p text:style-name="Normale"/>
      <text:p text:style-name="P20">Condizioni di accesso</text:p>
      <text:p text:style-name="Normale">Condizioni di accesso c’è anche a livello nazionale, ma per un luogo, un evento.<text:line-break/>ConditionOnAccess collegata ad ArchivialResource.<text:line-break/></text:p>
      <text:p text:style-name="P21"/>
      <text:p text:style-name="P22">Condizioni di utilizzo</text:p>
      <text:p text:style-name="Normale">ConditionOnUse</text:p>
      <text:p text:style-name="Normale"/>
      <text:p text:style-name="Normale"><text:span text:style-name="T23">Idea:<text:s/></text:span>Fare una superclasse chiamata<text:s/><text:span text:style-name="T24">constraint (chiedere se va bene)<text:s/></text:span>poi estesa con le limitazioni di uso e le limitazioni di accesso:</text:p>
      <text:p text:style-name="Normale">accessConstraint, usageConstraint</text:p>
      <text:p text:style-name="Normale">La nota sarà nella superclasse invece tipo di azione lo mettamo nell’utilizzo e condizioni di accesso in quello dell’accesso.</text:p>
      <text:p text:style-name="Normale"/>
      <text:p text:style-name="Normale"><text:span text:style-name="T25">CONTROLLARE QUESTA QUESTIONE DEL CONSTRAINT</text:span></text:p>
      <text:p text:style-name="Normale"/>
      <text:p text:style-name="P26">NOTE DA XML<text:s/></text:p>
      <text:p text:style-name="Normale">&lt;ead:accessrestrict&gt;</text:p>
      <text:p text:style-name="Normale">&lt;ead:p&gt;L&amp;apos;archivio è consultabile. La consultazione è regolata dal Decreto Legislativo 22 gennaio 2004, n. 42, artt. 122-127 e dal Regolamento della Biblioteca e Archivio del Museo.&lt;/ead:p&gt;</text:p>
      <text:p text:style-name="Normale">&lt;/ead:accessrestrict&gt;</text:p>
      <text:p text:style-name="P27">___________________________________________________________________________________</text:p>
      <text:p text:style-name="Normale">&lt;ead:custodhist&gt;</text:p>
      <text:p text:style-name="Normale">&lt;ead:p&gt;L&amp;apos;archivio Regazzola - Pedrotti è stato depositato presso il Museo storico in Trento dai figli Sandro e Tommaso di Luigi Regazzola e di Maria Pedrotti l&amp;apos;1 novembre 1993; il primo agosto 1996 fu donata una fotografia. Nel settembre 2002 parte della documentazione, corrispondente alle serie &amp;quot;Fotografie&amp;quot; e &amp;quot;Miscellanea&amp;quot; (fascicoli 50-71) è stata restituita alla famiglia, su richiesta della stessa.&lt;/ead:p&gt;</text:p>
      <text:p text:style-name="Normale">&lt;/ead:custodhist&gt;</text:p>
      <text:p text:style-name="Normale">______________________________________________________________________________</text:p>
      <text:p text:style-name="Normale">&lt;ead:arrangement&gt;</text:p>
      <text:p text:style-name="Normale">&lt;ead:p&gt;Le carte avevano avuto un primo riordinamento curato da Maria Pedrotti che ha lasciato annotazioni e chiarimenti di alcuni fascicoli che rivelano le diverse aggregazioni da lei create. Nel corso del tempo sono stati operati alcuni rimaneggiamenti, presumibilmente ad opera degli eredi.&lt;/ead:p&gt;</text:p>
      <text:p text:style-name="Normale">&lt;ead:p&gt;Nel 1998 il fondo è stato sottoposto ad un riordinamento archivistico curato da Claudio Ambrosi.&lt;/ead:p&gt;</text:p>
      <text:p text:style-name="Normale">&lt;/ead:arrangement&gt;</text:p>
      <text:p text:style-name="Normale">&lt;ead:accessrestrict&gt;</text:p>
      <text:soft-page-break/>
      <text:p text:style-name="Normale">&lt;ead:p&gt;L&amp;apos;archivio è consultabile. La consultazione è regolata dal Decreto Legislativo 22 gennaio 2004, n. 42, artt. 122-127 e dal Regolamento della Biblioteca e Archivio del Museo.&lt;/ead:p&gt;</text:p>
      <text:p text:style-name="Normale">&lt;/ead:accessrestrict&gt;</text:p>
      <text:p text:style-name="Normale">________________________________________________________----------</text:p>
      <text:p text:style-name="Normale">&lt;ead:physdesc&gt;</text:p>
      <text:p text:style-name="Normale">Unità 13733: fascc. 12066, bb., rotoli, disegni 1667&lt;/ead:physdesc&gt;</text:p>
      <text:p text:style-name="Normale">&lt;ead:origination&gt;</text:p>
      <text:p text:style-name="P28"/>
      <text:p text:style-name="P29"/>
      <text:p text:style-name="P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olo2" style:display-name="Titolo 2" style:family="paragraph" style:parent-style-name="Normale" style:next-style-name="Normale"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olo3" style:display-name="Titolo 3" style:family="paragraph" style:parent-style-name="Normale" style:next-style-name="Normale"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olo4" style:display-name="Titolo 4" style:family="paragraph" style:parent-style-name="Normale" style:next-style-name="Normale"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olo5" style:display-name="Titolo 5" style:family="paragraph" style:parent-style-name="Normale" style:next-style-name="Normale" style:default-outline-level="5">
      <style:paragraph-properties fo:keep-with-next="always" fo:keep-together="always" fo:margin-top="0.0555in" fo:margin-bottom="0.0277in"/>
      <style:text-properties style:font-name-asian="Times New Roman" fo:color="#0F4761" fo:hyphenate="false"/>
    </style:style>
    <style:style style:name="Titolo6" style:display-name="Titolo 6" style:family="paragraph" style:parent-style-name="Normale" style:next-style-name="Normale"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olo7" style:display-name="Titolo 7" style:family="paragraph" style:parent-style-name="Normale" style:next-style-name="Normale" style:default-outline-level="7">
      <style:paragraph-properties fo:keep-with-next="always" fo:keep-together="always" fo:margin-top="0.0277in" fo:margin-bottom="0in"/>
      <style:text-properties style:font-name-asian="Times New Roman" fo:color="#595959" fo:hyphenate="false"/>
    </style:style>
    <style:style style:name="Titolo8" style:display-name="Titolo 8" style:family="paragraph" style:parent-style-name="Normale" style:next-style-name="Normale"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olo9" style:display-name="Titolo 9" style:family="paragraph" style:parent-style-name="Normale" style:next-style-name="Normale" style:default-outline-level="9">
      <style:paragraph-properties fo:keep-with-next="always" fo:keep-together="always" fo:margin-bottom="0in"/>
      <style:text-properties style:font-name-asian="Times New Roman" fo:color="#272727" fo:hyphenate="false"/>
    </style:style>
    <style:style style:name="Normale" style:display-name="Normale" style:family="paragraph">
      <style:text-properties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ptos Display" style:font-name-asian="Times New Roman" style:font-name-complex="Times New Roman" fo:color="#0F4761" fo:font-size="20pt" style:font-size-asian="20pt" style:font-size-complex="20pt"/>
    </style:style>
    <style:style style:name="Titolo2Carattere" style:display-name="Titolo 2 Carattere" style:family="text" style:parent-style-name="Car.predefinitoparagrafo">
      <style:text-properties style:font-name="Aptos Display" style:font-name-asian="Times New Roman" style:font-name-complex="Times New Roman" fo:color="#0F4761" fo:font-size="16pt" style:font-size-asian="16pt" style:font-size-complex="16pt"/>
    </style:style>
    <style:style style:name="Titolo3Carattere" style:display-name="Titolo 3 Carattere" style:family="text" style:parent-style-name="Car.predefinitoparagrafo">
      <style:text-properties style:font-name-asian="Times New Roman" style:font-name-complex="Times New Roman" fo:color="#0F4761" fo:font-size="14pt" style:font-size-asian="14pt" style:font-size-complex="14pt"/>
    </style:style>
    <style:style style:name="Titolo4Carattere" style:display-name="Titolo 4 Carattere" style:family="text" style:parent-style-name="Car.predefinitoparagrafo">
      <style:text-properties style:font-name-asian="Times New Roman" style:font-name-complex="Times New Roman" fo:font-style="italic" style:font-style-asian="italic" style:font-style-complex="italic" fo:color="#0F4761"/>
    </style:style>
    <style:style style:name="Titolo5Carattere" style:display-name="Titolo 5 Carattere" style:family="text" style:parent-style-name="Car.predefinitoparagrafo">
      <style:text-properties style:font-name-asian="Times New Roman" style:font-name-complex="Times New Roman" fo:color="#0F4761"/>
    </style:style>
    <style:style style:name="Titolo6Carattere" style:display-name="Titolo 6 Carattere" style:family="text" style:parent-style-name="Car.predefinitoparagrafo">
      <style:text-properties style:font-name-asian="Times New Roman" style:font-name-complex="Times New Roman" fo:font-style="italic" style:font-style-asian="italic" style:font-style-complex="italic" fo:color="#595959"/>
    </style:style>
    <style:style style:name="Titolo7Carattere" style:display-name="Titolo 7 Carattere" style:family="text" style:parent-style-name="Car.predefinitoparagrafo">
      <style:text-properties style:font-name-asian="Times New Roman" style:font-name-complex="Times New Roman" fo:color="#595959"/>
    </style:style>
    <style:style style:name="Titolo8Carattere" style:display-name="Titolo 8 Carattere" style:family="text" style:parent-style-name="Car.predefinitoparagrafo">
      <style:text-properties style:font-name-asian="Times New Roman" style:font-name-complex="Times New Roman" fo:font-style="italic" style:font-style-asian="italic" style:font-style-complex="italic" fo:color="#272727"/>
    </style:style>
    <style:style style:name="Titolo9Carattere" style:display-name="Titolo 9 Carattere" style:family="text" style:parent-style-name="Car.predefinitoparagrafo">
      <style:text-properties style:font-name-asian="Times New Roman" style:font-name-complex="Times New Roman" fo:color="#272727"/>
    </style:style>
    <style:style style:name="Titolo" style:display-name="Titolo" style:family="paragraph" style:parent-style-name="Normale" style:next-style-name="Normale">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oloCarattere" style:display-name="Titolo Carattere" style:family="text" style:parent-style-name="Car.predefinitoparagrafo">
      <style:text-properties style:font-name="Aptos Display" style:font-name-asian="Times New Roman" style:font-name-complex="Times New Roman" fo:letter-spacing="-0.0069in" style:letter-kerning="true" fo:font-size="28pt" style:font-size-asian="28pt" style:font-size-complex="28pt"/>
    </style:style>
    <style:style style:name="Sottotitolo" style:display-name="Sottotitolo" style:family="paragraph" style:parent-style-name="Normale" style:next-style-name="Normale">
      <style:text-properties style:font-name-asian="Times New Roman" fo:color="#595959" fo:letter-spacing="0.0104in" fo:font-size="14pt" style:font-size-asian="14pt" style:font-size-complex="14pt" fo:hyphenate="false"/>
    </style:style>
    <style:style style:name="SottotitoloCarattere" style:display-name="Sottotitolo Carattere" style:family="text" style:parent-style-name="Car.predefinitoparagrafo">
      <style:text-properties style:font-name-asian="Times New Roman" style:font-name-complex="Times New Roman" fo:color="#595959" fo:letter-spacing="0.0104in" fo:font-size="14pt" style:font-size-asian="14pt" style:font-size-complex="14pt"/>
    </style:style>
    <style:style style:name="Citazione" style:display-name="Citazione" style:family="paragraph" style:parent-style-name="Normale" style:next-style-name="Normale">
      <style:paragraph-properties fo:text-align="center" fo:margin-top="0.1111in"/>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Enfasiintensa" style:display-name="Enfasi intensa" style:family="text" style:parent-style-name="Car.predefinitoparagrafo">
      <style:text-properties fo:font-style="italic" style:font-style-asian="italic" style:font-style-complex="italic" fo:color="#0F4761"/>
    </style:style>
    <style:style style:name="Citazioneintensa" style:display-name="Citazione intensa" style:family="paragraph" style:parent-style-name="Normale" style:next-style-name="Normale">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zioneintensaCarattere" style:display-name="Citazione intensa Carattere" style:family="text" style:parent-style-name="Car.predefinitoparagrafo">
      <style:text-properties fo:font-style="italic" style:font-style-asian="italic" style:font-style-complex="italic" fo:color="#0F4761"/>
    </style:style>
    <style:style style:name="Riferimentointenso" style:display-name="Riferimento intenso" style:family="text" style:parent-style-name="Car.predefinitoparagrafo">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icol Alesi - nicol.alesi@studio.unibo.it</meta:initial-creator>
    <dc:creator>Nicol Alesi - nicol.alesi@studio.unibo.it</dc:creator>
    <meta:creation-date>2025-01-09T13:18:00Z</meta:creation-date>
    <dc:date>2025-01-11T09:52:00Z</dc:date>
    <meta:template xlink:href="Normal" xlink:type="simple"/>
    <meta:editing-cycles>2</meta:editing-cycles>
    <meta:editing-duration>PT8520S</meta:editing-duration>
    <meta:document-statistic meta:page-count="4" meta:paragraph-count="13" meta:word-count="1025" meta:character-count="6858" meta:row-count="48" meta:non-whitespace-character-count="5846"/>
  </office:meta>
</office:document-meta>
</file>